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FKai-SB" svg:font-family="DFKai-SB"/>
    <style:font-face style:name="Mangal1" svg:font-family="Mangal"/>
    <style:font-face style:name="Courier New" svg:font-family="'Courier New'" style:font-family-generic="modern"/>
    <style:font-face style:name="細明體" svg:font-family="細明體, MingLiU" style:font-family-generic="modern"/>
    <style:font-face style:name="方正仿宋" svg:font-family="方正仿宋" style:font-family-generic="script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style:font-size-asian="12pt" style:language-asian="zh" style:country-asian="CN" style:font-weight-asian="normal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Plain_20_Text">
      <style:text-properties style:font-name="Times New Roman" style:language-asian="zh" style:country-asian="CN" style:font-name-complex="Times New Roman"/>
    </style:style>
    <style:style style:name="P6" style:family="paragraph" style:parent-style-name="Plain_20_Text" style:master-page-name="Standard">
      <style:paragraph-properties style:page-number="auto"/>
      <style:text-properties style:font-name="Times New Roman" style:font-name-complex="Times New Roman"/>
    </style:style>
    <style:style style:name="P7" style:family="paragraph" style:parent-style-name="Standard">
      <style:text-properties style:font-name="方正仿宋" fo:font-size="16pt" fo:font-weight="bold" style:font-name-asian="方正仿宋" style:font-size-asian="16pt" style:language-asian="zh" style:country-asian="CN" style:font-weight-asian="bold" style:font-name-complex="SimSun" style:font-size-complex="16pt"/>
    </style:style>
    <style:style style:name="P8" style:family="paragraph" style:parent-style-name="Standard">
      <style:text-properties style:font-name="Times New Roman" fo:font-weight="normal" style:font-name-asian="方正仿宋" style:language-asian="zh" style:country-asian="CN" style:font-weight-asian="normal" style:font-name-complex="SimSun" style:font-weight-complex="normal"/>
    </style:style>
    <style:style style:name="P9" style:family="paragraph" style:parent-style-name="Standard">
      <style:text-properties style:font-name="Times New Roman" fo:font-size="12pt" fo:font-weight="normal" style:font-name-asian="方正仿宋" style:font-size-asian="12pt" style:language-asian="zh" style:country-asian="CN" style:font-weight-asian="normal" style:font-name-complex="SimSun" style:font-size-complex="12pt" style:font-weight-complex="normal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style:language-asian="zh" style:country-asian="CN" style:font-name-complex="Times New Roman"/>
    </style:style>
    <style:style style:name="T3" style:family="text">
      <style:text-properties style:font-name="方正仿宋" fo:font-weight="bold" style:font-name-asian="方正仿宋" style:language-asian="zh" style:country-asian="CN" style:font-weight-asian="bold" style:font-name-complex="SimSu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a cha Mandarin (1)</text:p>
      <text:p text:style-name="Plain_20_Text"><text:span text:style-name="T2">Use Cha Cha music to practice the </text:span><text:span text:style-name="T1">following sentences.</text:span></text:p>
      <text:p text:style-name="P5"/>
      <text:p text:style-name="P7">请问，你好吗？<text:tab/><text:tab/><text:tab/>很好，谢谢您。</text:p>
      <text:p text:style-name="P8">Qǐngwèn, nǐ hǎo ma? <text:tab/><text:tab/><text:tab/>Hěn hǎo, xièxiè nín.</text:p>
      <text:p text:style-name="P3"><text:span text:style-name="T3">贵姓</text:span><text:span text:style-name="T3">，叫什么？<text:tab/><text:tab/><text:tab/>姓张， <text:s/>叫张美。</text:span></text:p>
      <text:p text:style-name="P4">Guìxìng, jiào shénme? <text:tab/><text:tab/><text:tab/>Xìng zhāng, jiào zhāng měi.</text:p>
      <text:p text:style-name="P7">家住在哪里？ <text:tab/><text:tab/><text:tab/>加州旧金山。</text:p>
      <text:p text:style-name="P9">Jiāzhù zài nǎlǐ? <text:tab/><text:tab/><text:tab/><text:tab/>Jiāzhōu jiùjīnshān.</text:p>
      <text:p text:style-name="P7">街名门牌是...？<text:tab/><text:tab/>我不告诉你。</text:p>
      <text:p text:style-name="P9">Jiē míng ménpái shì...? <text:tab/><text:tab/><text:tab/>Wǒ bù gàosu nǐ.</text:p>
      <text:p text:style-name="P7">你有电话吗？<text:tab/><text:tab/><text:tab/>当然有一个。</text:p>
      <text:p text:style-name="P2">Nǐ yǒu diànhuà ma? <text:tab/><text:tab/><text:tab/>Dāngrán yǒu yīgè.</text:p>
      <text:p text:style-name="P7">号码是什么？ <text:tab/><text:tab/><text:tab/>也不告诉你。</text:p>
      <text:p text:style-name="P9">Hàomǎ shì shénme? <text:tab/><text:tab/><text:tab/>Yě bù gàosu nǐ.</text:p>
      <text:p text:style-name="P7">真的？为什么？<text:tab/><text:tab/><text:tab/>不是您的事。</text:p>
      <text:p text:style-name="P9">Zhēn de? Wèishéme? <text:tab/><text:tab/><text:tab/>Bùshì nín de shì.</text:p>
      <text:p text:style-name="P7">哦 哦 对不起。<text:tab/><text:tab/><text:tab/>放心, 没关系。</text:p>
      <text:p text:style-name="P1">Ó ó duìbùqǐ. <text:tab/><text:tab/><text:tab/><text:tab/><text:tab/>Fàngxīn, méiguānxì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FKai-SB" svg:font-family="DFKai-SB"/>
    <style:font-face style:name="Mangal1" svg:font-family="Mangal"/>
    <style:font-face style:name="Courier New" svg:font-family="'Courier New'" style:font-family-generic="modern"/>
    <style:font-face style:name="細明體" svg:font-family="細明體, MingLiU" style:font-family-generic="modern"/>
    <style:font-face style:name="方正仿宋" svg:font-family="方正仿宋" style:font-family-generic="script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PMingLiU" svg:font-family="PMingLiU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Times New Roman" fo:font-size="12pt" fo:language="en" fo:country="US" style:font-name-asian="DFKai-SB" style:font-size-asian="24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PMingLiU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DFKai-SB"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DFKai-SB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DFKai-SB" style:font-size-asian="12pt" style:font-name-complex="Mangal1"/>
    </style:style>
    <style:style style:name="Plain_20_Text" style:display-name="Plain Text" style:family="paragraph" style:parent-style-name="Standard">
      <style:text-properties style:font-name="細明體" style:font-name-asian="細明體" style:font-name-complex="Courier New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 cha Mandarin (1)</dc:title>
    <meta:initial-creator>slin</meta:initial-creator>
    <meta:creation-date>2012-01-16T13:13:00</meta:creation-date>
    <dc:creator>LONG_YI WENG</dc:creator>
    <dc:date>2012-01-16T14:17:27.97</dc:date>
    <meta:editing-cycles>4</meta:editing-cycles>
    <meta:editing-duration>P2171DT10H33M1S</meta:editing-duration>
    <meta:generator>OpenOffice.org/3.3$Win32 OpenOffice.org_project/330m20$Build-9567</meta:generator>
    <meta:document-statistic meta:table-count="0" meta:image-count="0" meta:object-count="0" meta:page-count="1" meta:paragraph-count="18" meta:word-count="119" meta:character-count="537"/>
  </office:meta>
</office:document-meta>
</file>